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intaxe HTML para Emmet:</text:h>
      <text:list xml:id="list2793553540" text:style-name="L1">
        <text:list-item>
          <text:p text:style-name="P1"><text:span text:style-name="Source_20_Text">&gt;</text:span> significa <text:span text:style-name="Strong_20_Emphasis">filho</text:span> de. Se você fizer <text:span text:style-name="Source_20_Text">div&gt;p</text:span> criará um div com um parágrafo dentro.</text:p>
        </text:list-item>
        <text:list-item>
          <text:p text:style-name="P1"><text:span text:style-name="Source_20_Text">+</text:span> significa <text:span text:style-name="Strong_20_Emphasis">irmão</text:span>. Quer dizer que estarão lado-a-lado, dentro do mesmo ‘pai’. Tente <text:span text:style-name="Source_20_Text">div&gt;h1+p</text:span></text:p>
        </text:list-item>
        <text:list-item>
          <text:p text:style-name="P1"><text:span text:style-name="Source_20_Text">^</text:span> <text:span text:style-name="Strong_20_Emphasis">Sobe um nível</text:span>. O elemento será criado um item acima na hierarquiva. Tente <text:span text:style-name="Source_20_Text">article&gt;div&gt;h1+p^img</text:span></text:p>
        </text:list-item>
        <text:list-item>
          <text:p text:style-name="P1"><text:span text:style-name="Source_20_Text">()</text:span> <text:span text:style-name="Strong_20_Emphasis">Grupos</text:span>. Pra agrupar elementos pais e filhos entre sí, permitindo blocos irmãos com pai e filho. Tente <text:span text:style-name="Source_20_Text">h1+(ul&gt;li)+(ol&gt;li)</text:span></text:p>
        </text:list-item>
        <text:list-item>
          <text:p text:style-name="P1"><text:span text:style-name="Source_20_Text">*</text:span> <text:span text:style-name="Strong_20_Emphasis">Multiplicação</text:span>. O número de vezes que o elemento será repetido. Tente: <text:span text:style-name="Source_20_Text">ul&gt;li*5</text:span></text:p>
        </text:list-item>
        <text:list-item>
          <text:p text:style-name="P1"><text:span text:style-name="Source_20_Text">$</text:span> <text:span text:style-name="Strong_20_Emphasis">Enumerar</text:span>. Enumera, dentro de uma repetição. Tente <text:span text:style-name="Source_20_Text">ul&gt;li{item numero $}*6</text:span></text:p>
        </text:list-item>
        <text:list-item>
          <text:p text:style-name="P1"><text:span text:style-name="Source_20_Text"># e .</text:span> <text:span text:style-name="Strong_20_Emphasis">Id e classe</text:span>. Tente <text:span text:style-name="Source_20_Text">div.principal&gt;ul.lista&gt;li.item-$*5</text:span></text:p>
        </text:list-item>
        <text:list-item>
          <text:p text:style-name="P1"><text:span text:style-name="Source_20_Text">[atributo=valor]</text:span> Para <text:span text:style-name="Strong_20_Emphasis">atributos</text:span> de uma tag. tente <text:span text:style-name="Source_20_Text">img[src=imagem.jpg][title=Minha imagem]</text:span></text:p>
        </text:list-item>
        <text:list-item>
          <text:p text:style-name="P1"><text:span text:style-name="Source_20_Text">{}</text:span> <text:span text:style-name="Strong_20_Emphasis">Texto</text:span>. Insere texto no elemento. Tente <text:span text:style-name="Source_20_Text">p{lorem ipilum $}*3</text:span></text:p>
        </text:list-item>
      </text:list>
      <text:p text:style-name="Standard"/>
      <text:p text:style-name="Standard"><text:a xlink:type="simple" xlink:href="https://rcdevlabs.github.io/2015/02/14/html-e-css-ninja-seja-90x-mais-agil-com-o-emmet/" text:style-name="Internet_20_link" text:visited-style-name="Visited_20_Internet_20_Link">https://rcdevlabs.github.io/2015/02/14/html-e-css-ninja-seja-90x-mais-agil-com-o-emmet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0:59:37.275448082</meta:creation-date>
    <dc:date>2019-05-01T11:21:41.990872988</dc:date>
    <meta:editing-duration>PT11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8" meta:character-count="873" meta:non-whitespace-character-count="765"/>
  </office:meta>
</office:document-meta>
</file>